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Základy algoritmizace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list text:style-name="L1">
              <text:list-item>
                <text:p text:style-name="P2">Co je to algoritmus</text:p>
              </text:list-item>
              <text:list-item>
                <text:p text:style-name="P2">Základní konstrukce algoritmů</text:p>
              </text:list-item>
              <text:list-item>
                <text:p text:style-name="P2">Vývojový diagra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lgoritmu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Návod na řešení konkrétního problému</text:p>
              </text:list-item>
              <text:list-item>
                <text:p>Algoritmus se skládá z dat a činností, které se provádějí nad daty</text:p>
              </text:list-item>
              <text:list-item>
                <text:p>Každý algoritmus musí mít definovaný vstupní bod, který říká kde algoritmus začíná</text:p>
              </text:list-item>
              <text:list-item>
                <text:p>Každý algoritmus musí mít jeden a nebo více výstupních bodů, aby bylo jasné kde končí</text:p>
              </text:list-item>
              <text:list-item>
                <text:p>Algoritmus musí být konečný, musí mít konečný počet kroků k dosažení cíle</text:p>
              </text:list-item>
              <text:list-item>
                <text:p>Každý algoritmus má nějaký vstup, aby bylo možné ovlivnit jeho chování</text:p>
              </text:list-item>
              <text:list-item>
                <text:p>Každý algoritmus má nějaký výstup, který je předán jako výsledek zpracování vstup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rogram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Digitální reprezentace algoritmů</text:p>
              </text:list-item>
              <text:list-item>
                <text:p>Je sopouštěn na fyzickém HW se specifickou reprezentací vstupů a výstupů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Základní kostrukce aloritmů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ekvence – posloupnost příkazů pracující s daty</text:p>
              </text:list-item>
              <text:list-item>
                <text:p>Selekce – reakce na stavy, které mohou nastat a větvení průchodů algoritmu</text:p>
              </text:list-item>
              <text:list-item>
                <text:p>Iterace – opakované vykonávání určité sekvence příkazů podle zadané podmínk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5T10:59:41.078000000</meta:creation-date>
    <dc:date>2024-10-02T10:00:06.884000000</dc:date>
    <meta:editing-duration>PT2H13M6S</meta:editing-duration>
    <meta:editing-cycles>4</meta:editing-cycles>
    <meta:generator>LibreOffice/7.4.3.2$Windows_X86_64 LibreOffice_project/1048a8393ae2eeec98dff31b5c133c5f1d08b890</meta:generator>
    <meta:document-statistic meta:object-count="37"/>
  </office:meta>
</office:document-meta>
</file>